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ethod overloading or function overloading</text:p>
      <text:p text:style-name="P1"/>
      <text:p text:style-name="P1">method name---same</text:p>
      <text:p text:style-name="P1">parameter----different(no of parameter or type of paramter or sequence of paramter)</text:p>
      <text:p text:style-name="P1">return type--same or different—no matter</text:p>
      <text:p text:style-name="P1">access specifier--same or different—no matter</text:p>
      <text:p text:style-name="P1"/>
      <text:p text:style-name="P1">it can be possible in single class or in inheritance</text:p>
      <text:p text:style-name="P1">single class</text:p>
      <text:p text:style-name="P1">class A</text:p>
      <text:p text:style-name="P1">{</text:p>
      <text:p text:style-name="P1"><text:tab/>public int add(int,int);</text:p>
      <text:p text:style-name="P1"><text:tab/>protected String add(int,int,int);</text:p>
      <text:p text:style-name="P1"><text:tab/>float add(int,int,int,int);</text:p>
      <text:p text:style-name="P1">}</text:p>
      <text:p text:style-name="P1"/>
      <text:p text:style-name="P1">inheritance</text:p>
      <text:p text:style-name="P1"/>
      <text:p text:style-name="P1">class A</text:p>
      <text:p text:style-name="P1">{</text:p>
      <text:p text:style-name="P1"><text:tab/>int add(int,int);</text:p>
      <text:p text:style-name="P1"><text:tab/></text:p>
      <text:p text:style-name="P1">}</text:p>
      <text:p text:style-name="P1">class B extends A</text:p>
      <text:p text:style-name="P1">{</text:p>
      <text:p text:style-name="P1"><text:tab/>int add(int,int,int);</text:p>
      <text:p text:style-name="P1"><text:tab/>int add(int,int,int,int);</text:p>
      <text:p text:style-name="P1">}</text:p>
      <text:p text:style-name="P1"/>
      <text:p text:style-name="P1">method overriding or function overriding or method hiding</text:p>
      <text:p text:style-name="P1"/>
      <text:p text:style-name="P1">method name---same</text:p>
      <text:p text:style-name="P1">parameter----same</text:p>
      <text:p text:style-name="P1">return type—same or child class name</text:p>
      <text:p text:style-name="P1">access specifier—same or wider access specifier</text:p>
      <text:p text:style-name="P1"/>
      <text:p text:style-name="P1">it can be possible only in in inheritance</text:p>
      <text:p text:style-name="P1">inheritance</text:p>
      <text:p text:style-name="P1">class A</text:p>
      <text:p text:style-name="P1">{</text:p>
      <text:p text:style-name="P1"><text:tab/>int add(int,int);</text:p>
      <text:p text:style-name="P1"><text:soft-page-break/><text:tab/></text:p>
      <text:p text:style-name="P1">}</text:p>
      <text:p text:style-name="P1">class B : public A</text:p>
      <text:p text:style-name="P1">{</text:p>
      <text:p text:style-name="P1"><text:tab/>int add(int,int);</text:p>
      <text:p text:style-name="P1"><text:tab/>or</text:p>
      <text:p text:style-name="P1"><text:tab/>protected int add(int,int);</text:p>
      <text:p text:style-name="P1"><text:tab/>or</text:p>
      <text:p text:style-name="P1"><text:tab/>public int add(int,int);</text:p>
      <text:p text:style-name="P1"><text:tab/></text:p>
      <text:p text:style-name="P1">}</text:p>
      <text:p text:style-name="P1"/>
      <text:p text:style-name="P1">1)it requires atlest single level inheritance that means there must be one parent class and one child class</text:p>
      <text:p text:style-name="P1">Paren class-----void show(int ,int)</text:p>
      <text:p text:style-name="P1">Child class----void show(int,int)</text:p>
      <text:p text:style-name="P1">Child class method overrides parent class metho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</meta:initial-creator>
    <meta:creation-date>2020-11-19T16:22:08.35</meta:creation-date>
    <dc:date>2022-10-15T09:10:30.55</dc:date>
    <meta:editing-duration>PT14M41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2" meta:paragraph-count="49" meta:word-count="164" meta:character-count="1071"/>
  </office:meta>
</office:document-meta>
</file>